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f1f1f"/>
      <style:paragraph-properties fo:margin-top="0in" fo:margin-bottom="0in" style:contextual-spacing="false" style:line-height-at-least="0.198in" fo:background-color="#1f1f1f"/>
    </style:style>
    <style:style style:name="P2" style:family="paragraph" style:parent-style-name="Standard">
      <style:paragraph-properties fo:margin-top="0in" fo:margin-bottom="0in" style:contextual-spacing="false" style:line-height-at-least="0.198in"/>
    </style:style>
    <style:style style:name="P3" style:family="paragraph" style:parent-style-name="Standard">
      <loext:graphic-properties draw:fill="solid" draw:fill-color="#1f1f1f"/>
      <style:paragraph-properties fo:margin-top="0in" fo:margin-bottom="0in" style:contextual-spacing="false" style:line-height-at-least="0.198in" fo:background-color="#1f1f1f"/>
      <style:text-properties fo:color="#cccccc" loext:opacity="100%" style:font-name="Consolas" fo:font-size="10.5pt" style:letter-kerning="false" style:font-name-asian="Times New Roman" style:font-size-asian="10.5pt" style:font-name-complex="Times New Roman" style:font-size-complex="10.5pt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cccccc" loext:opacity="100%" style:font-name="Consolas1" fo:font-size="10.5pt" fo:font-weight="normal" fo:background-color="#1f1f1f"/>
    </style:style>
    <style:style style:name="P5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6a9955" loext:opacity="100%" style:font-name="Consolas1" fo:font-size="10.5pt" fo:font-weight="normal" fo:background-color="#1f1f1f"/>
    </style:style>
    <style:style style:name="P6" style:family="paragraph" style:parent-style-name="Standard">
      <loext:graphic-properties draw:fill="solid" draw:fill-color="#1f1f1f"/>
      <style:paragraph-properties fo:margin-top="0in" fo:margin-bottom="0in" style:contextual-spacing="false" style:line-height-at-least="0.198in" fo:background-color="#1f1f1f"/>
      <style:text-properties fo:color="#6a9955" loext:opacity="100%" style:font-name="Consolas1" fo:font-size="10.5pt" fo:font-weight="normal" fo:background-color="#1f1f1f"/>
    </style:style>
    <style:style style:name="T1" style:family="text">
      <style:text-properties fo:color="#6a9955" loext:opacity="100%"/>
    </style:style>
    <style:style style:name="T2" style:family="text">
      <style:text-properties fo:color="#6a9955" loext:opacity="100%" style:font-name="Consolas" fo:font-size="10.5pt" style:letter-kerning="false" style:font-name-asian="Times New Roman" style:font-size-asian="10.5pt" style:font-name-complex="Times New Roman" style:font-size-complex="10.5pt"/>
    </style:style>
    <style:style style:name="T3" style:family="text">
      <style:text-properties fo:color="#cccccc" loext:opacity="100%" style:font-name="Consolas" fo:font-size="10.5pt" style:letter-kerning="false" style:font-name-asian="Times New Roman" style:font-size-asian="10.5pt" style:font-name-complex="Times New Roman" style:font-size-complex="10.5pt"/>
    </style:style>
    <style:style style:name="T4" style:family="text">
      <style:text-properties fo:color="#cccccc" loext:opacity="100%" style:font-name="Consolas" style:letter-kerning="false" style:font-name-asian="Times New Roman" style:font-size-asian="10.5pt" style:font-name-complex="Times New Roman" style:font-size-complex="10.5pt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Consolas" fo:font-size="10.5pt" style:letter-kerning="false" style:font-name-asian="Times New Roman" style:font-size-asian="10.5pt" style:font-name-complex="Times New Roman" style:font-size-complex="10.5pt"/>
    </style:style>
    <style:style style:name="T7" style:family="text">
      <style:text-properties fo:color="#d4d4d4" loext:opacity="100%"/>
    </style:style>
    <style:style style:name="T8" style:family="text">
      <style:text-properties fo:color="#d4d4d4" loext:opacity="100%" style:font-name="Consolas" fo:font-size="10.5pt" style:letter-kerning="false" style:font-name-asian="Times New Roman" style:font-size-asian="10.5pt" style:font-name-complex="Times New Roman" style:font-size-complex="10.5pt"/>
    </style:style>
    <style:style style:name="T9" style:family="text">
      <style:text-properties fo:color="#ce9178" loext:opacity="100%"/>
    </style:style>
    <style:style style:name="T10" style:family="text">
      <style:text-properties fo:color="#ce9178" loext:opacity="100%" style:font-name="Consolas" fo:font-size="10.5pt" style:letter-kerning="false" style:font-name-asian="Times New Roman" style:font-size-asian="10.5pt" style:font-name-complex="Times New Roman" style:font-size-complex="10.5pt"/>
    </style:style>
    <style:style style:name="T11" style:family="text">
      <style:text-properties fo:color="#dcdcaa" loext:opacity="100%"/>
    </style:style>
    <style:style style:name="T12" style:family="text">
      <style:text-properties fo:color="#dcdcaa" loext:opacity="100%" style:font-name="Consolas" fo:font-size="10.5pt" style:letter-kerning="false" style:font-name-asian="Times New Roman" style:font-size-asian="10.5pt" style:font-name-complex="Times New Roman" style:font-size-complex="10.5pt"/>
    </style:style>
    <style:style style:name="T13" style:family="text">
      <style:text-properties fo:color="#569cd6" loext:opacity="100%"/>
    </style:style>
    <style:style style:name="T14" style:family="text">
      <style:text-properties fo:color="#569cd6" loext:opacity="100%" style:font-name="Consolas" fo:font-size="10.5pt" style:letter-kerning="false" style:font-name-asian="Times New Roman" style:font-size-asian="10.5pt" style:font-name-complex="Times New Roman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3"><text:span text:style-name="T4"># Define the infinitive you want to conjugate</text:span></text:p>
      <text:p text:style-name="P4"><text:span text:style-name="T5">infinitive</text:span> <text:span text:style-name="T7">=</text:span> <text:span text:style-name="T9">'dvaç̌irs'</text:span></text:p>
      <text:p text:style-name="P2"/>
      <text:p text:style-name="P5"># Collect all conjugations for all subjects and objects</text:p>
      <text:p text:style-name="P4"><text:span text:style-name="T5">all_conjugations</text:span> <text:span text:style-name="T7">=</text:span> <text:span text:style-name="T11">collect_conjugations_all_subjects_all_objects</text:span>(</text:p>
      <text:p text:style-name="P4"><text:span text:style-name="T5">infinitive</text:span>,</text:p>
      <text:p text:style-name="P4"><text:span text:style-name="T5">applicative</text:span><text:span text:style-name="T7">=</text:span><text:span text:style-name="T13">False</text:span>, <text:span text:style-name="T1"># Set to True if you want to include applicative markers</text:span></text:p>
      <text:p text:style-name="P4"><text:span text:style-name="T5">causative</text:span><text:span text:style-name="T7">=</text:span><text:span text:style-name="T13">False</text:span>, <text:span text:style-name="T1"># Set to True if you want to include causative markers</text:span></text:p>
      <text:p text:style-name="P4"><text:span text:style-name="T5">use_optional_preverb</text:span><text:span text:style-name="T7">=</text:span><text:span text:style-name="T13">False</text:span> <text:span text:style-name="T1"># Set to True to use optional preverbs like 'ko'</text:span></text:p>
      <text:p text:style-name="P4">)</text:p>
      <text:p text:style-name="P2"/>
      <text:p text:style-name="P5"># Format the conjugations for display</text:p>
      <text:p text:style-name="P4"><text:span text:style-name="T5">formatted_output</text:span> <text:span text:style-name="T7">=</text:span> <text:span text:style-name="T11">format_conjugations</text:span>(<text:span text:style-name="T5">all_conjugations</text:span>)</text:p>
      <text:p text:style-name="P2"/>
      <text:p text:style-name="P5"># Print the results</text:p>
      <text:p text:style-name="P4"><text:span text:style-name="T11">print</text:span>(<text:span text:style-name="T13">f</text:span><text:span text:style-name="T9">"All subject-object conjugations of infinitive '</text:span><text:span text:style-name="T13">{</text:span><text:span text:style-name="T5">infinitive</text:span><text:span text:style-name="T13">}</text:span><text:span text:style-name="T9">':"</text:span>)</text:p>
      <text:p text:style-name="P4"><text:span text:style-name="T11">print</text:span>(<text:span text:style-name="T5">formatted_output</text:span>)</text:p>
      <text:p text:style-name="P1" loext:marker-style-name="T3"><text:span text:style-name="T3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am Dale</meta:initial-creator>
    <meta:editing-cycles>3</meta:editing-cycles>
    <meta:creation-date>2024-12-05T20:31:00</meta:creation-date>
    <dc:date>2024-12-07T08:13:02.081000000</dc:date>
    <meta:editing-duration>PT4M38S</meta:editing-duration>
    <meta:generator>LibreOffice/24.2.5.2$Windows_X86_64 LibreOffice_project/bffef4ea93e59bebbeaf7f431bb02b1a39ee8a59</meta:generator>
    <meta:document-statistic meta:table-count="0" meta:image-count="0" meta:object-count="0" meta:page-count="1" meta:paragraph-count="14" meta:word-count="80" meta:character-count="626" meta:non-whitespace-character-count="560"/>
    <meta:user-defined meta:name="AppVersion">16.0000</meta:user-defined>
    <meta:template xlink:type="simple" xlink:actuate="onRequest" xlink:title="Normal.dotm" xlink:href=""/>
  </office:meta>
</office:document-meta>
</file>